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mazone BT" svg:font-family="'Amazone BT'" style:font-family-generic="roman" style:font-pitch="variable"/>
    <style:font-face style:name="Ambrosia" svg:font-family="Ambrosia" style:font-family-generic="roman" style:font-pitch="variable"/>
    <style:font-face style:name="Arial" svg:font-family="Arial" style:font-family-generic="system" style:font-pitch="variable"/>
    <style:font-face style:name="Arial1" svg:font-family="Arial" style:font-family-generic="swiss"/>
    <style:font-face style:name="BibleScrT" svg:font-family="BibleScrT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F" svg:font-family="" style:font-family-generic="system" style:font-pitch="variable"/>
    <style:font-face style:name="Footlight MT Light" svg:font-family="'Footlight MT Light'" style:font-family-generic="roman" style:font-pitch="variable"/>
    <style:font-face style:name="Gloucester MT Extra Condensed" svg:font-family="'Gloucester MT Extra Condensed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_20_Spacing">
      <style:paragraph-properties fo:text-align="center" style:justify-single-word="false"/>
      <style:text-properties fo:font-size="3pt" style:font-size-asian="3pt"/>
    </style:style>
    <style:style style:name="P2" style:family="paragraph" style:parent-style-name="No_20_Spacing">
      <style:paragraph-properties fo:text-align="center" style:justify-single-word="false"/>
    </style:style>
    <style:style style:name="P3" style:family="paragraph" style:parent-style-name="No_20_Spacing">
      <style:paragraph-properties fo:text-align="center" style:justify-single-word="false"/>
      <style:text-properties officeooo:paragraph-rsid="00124683"/>
    </style:style>
    <style:style style:name="P4" style:family="paragraph" style:parent-style-name="No_20_Spacing">
      <style:paragraph-properties fo:text-align="center" style:justify-single-word="false"/>
      <style:text-properties style:font-name="Ambrosia" fo:font-size="16pt" style:font-size-asian="16pt"/>
    </style:style>
    <style:style style:name="P5" style:family="paragraph" style:parent-style-name="No_20_Spacing">
      <style:paragraph-properties fo:text-align="justify" style:justify-single-word="false"/>
      <style:text-properties fo:font-size="26pt" style:font-size-asian="26pt"/>
    </style:style>
    <style:style style:name="P6" style:family="paragraph" style:parent-style-name="No_20_Spacing">
      <style:paragraph-properties fo:line-height="115%" fo:text-align="center" style:justify-single-word="false"/>
      <style:text-properties style:font-name="Cambria" fo:font-size="14pt" fo:font-weight="bold" officeooo:paragraph-rsid="00124683" style:font-size-asian="14pt" style:font-weight-asian="bold" style:font-size-complex="14pt" style:font-weight-complex="bold"/>
    </style:style>
    <style:style style:name="P7" style:family="paragraph" style:parent-style-name="No_20_Spacing">
      <style:paragraph-properties fo:line-height="115%" fo:text-align="center" style:justify-single-word="false"/>
      <style:text-properties style:font-name="Cambria" fo:font-size="14pt" fo:font-weight="bold" style:font-size-asian="14pt" style:font-weight-asian="bold" style:font-size-complex="14pt" style:font-weight-complex="bold"/>
    </style:style>
    <style:style style:name="P8" style:family="paragraph" style:parent-style-name="No_20_Spacing">
      <style:paragraph-properties fo:text-align="justify" style:justify-single-word="false"/>
      <style:text-properties style:font-name="Cambria" fo:font-size="12pt" style:font-size-asian="12pt" style:font-size-complex="12pt"/>
    </style:style>
    <style:style style:name="P9" style:family="paragraph" style:parent-style-name="No_20_Spacing">
      <style:paragraph-properties fo:text-align="justify" style:justify-single-word="false"/>
      <style:text-properties style:font-name="Cambria" fo:font-size="12pt" officeooo:paragraph-rsid="00124683" style:font-size-asian="12pt" style:font-size-complex="12pt"/>
    </style:style>
    <style:style style:name="P10" style:family="paragraph" style:parent-style-name="No_20_Spacing">
      <style:paragraph-properties fo:line-height="150%" fo:text-align="start" style:justify-single-word="false"/>
      <style:text-properties style:font-name="Cambria" fo:font-size="12pt" style:font-size-asian="12pt" style:font-size-complex="12pt"/>
    </style:style>
    <style:style style:name="P11" style:family="paragraph" style:parent-style-name="No_20_Spacing">
      <style:paragraph-properties fo:line-height="150%" fo:text-align="start" style:justify-single-word="false"/>
      <style:text-properties style:font-name="Cambria" fo:font-size="12pt" officeooo:paragraph-rsid="00124683" style:font-size-asian="12pt" style:font-size-complex="12pt"/>
    </style:style>
    <style:style style:name="P12" style:family="paragraph" style:parent-style-name="No_20_Spacing">
      <style:paragraph-properties fo:line-height="200%" fo:text-align="start" style:justify-single-word="false"/>
      <style:text-properties style:font-name="Cambria" fo:font-size="12pt" style:font-size-asian="12pt" style:font-size-complex="12pt"/>
    </style:style>
    <style:style style:name="P13" style:family="paragraph" style:parent-style-name="No_20_Spacing">
      <style:paragraph-properties fo:text-align="start" style:justify-single-word="false"/>
      <style:text-properties style:font-name="Cambria" fo:font-size="12pt" style:font-size-asian="12pt" style:font-size-complex="12pt"/>
    </style:style>
    <style:style style:name="P14" style:family="paragraph" style:parent-style-name="No_20_Spacing">
      <style:paragraph-properties fo:text-align="start" style:justify-single-word="false"/>
      <style:text-properties style:font-name="Cambria" fo:font-size="12pt" style:font-size-asian="12pt" style:font-name-complex="Cambria1" style:font-size-complex="12pt"/>
    </style:style>
    <style:style style:name="P15" style:family="paragraph" style:parent-style-name="No_20_Spacing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center" style:justify-single-word="false"/>
    </style:style>
    <style:style style:name="T1" style:family="text">
      <style:text-properties fo:font-variant="small-caps" style:font-name="Footlight MT Light" fo:font-size="18pt" style:font-size-asian="18pt"/>
    </style:style>
    <style:style style:name="T2" style:family="text">
      <style:text-properties fo:font-variant="small-caps" style:font-name="Footlight MT Light" fo:font-size="18pt" style:font-size-asian="18pt" style:font-size-complex="18pt"/>
    </style:style>
    <style:style style:name="T3" style:family="text">
      <style:text-properties style:font-name="Footlight MT Light" fo:font-size="12pt" style:font-size-asian="12pt"/>
    </style:style>
    <style:style style:name="T4" style:family="text">
      <style:text-properties style:font-name="Footlight MT Light" fo:font-size="12pt" officeooo:rsid="00124683" style:font-size-asian="12pt"/>
    </style:style>
    <style:style style:name="T5" style:family="text">
      <style:text-properties style:use-window-font-color="true" loext:opacity="0%" style:font-name="Footlight MT Light" fo:font-size="12pt" style:text-underline-style="none" style:font-size-asian="12pt"/>
    </style:style>
    <style:style style:name="T6" style:family="text">
      <style:text-properties style:font-name="Ambrosia" fo:font-size="36pt" style:font-size-asian="36pt"/>
    </style:style>
    <style:style style:name="T7" style:family="text">
      <style:text-properties style:font-name="Gloucester MT Extra Condensed" fo:font-size="26pt" style:font-size-asian="26pt"/>
    </style:style>
    <style:style style:name="T8" style:family="text">
      <style:text-properties style:font-name="Gloucester MT Extra Condensed" fo:font-size="26pt" officeooo:rsid="00124683" style:font-size-asian="26pt"/>
    </style:style>
    <style:style style:name="T9" style:family="text">
      <style:text-properties style:font-name="Amazone BT" fo:font-size="20pt" style:font-size-asian="20pt"/>
    </style:style>
    <style:style style:name="T10" style:family="text">
      <style:text-properties style:font-name="BibleScrT" fo:font-size="14pt" style:font-size-asian="14pt"/>
    </style:style>
    <style:style style:name="T11" style:family="text">
      <style:text-properties style:font-name="Cambria" style:font-name-complex="Cambria1"/>
    </style:style>
    <style:style style:name="T12" style:family="text">
      <style:text-properties officeooo:rsid="00124683"/>
    </style:style>
    <style:style style:name="T13" style:family="text">
      <style:text-properties fo:font-size="20pt" style:font-size-asian="20pt"/>
    </style:style>
    <style:style style:name="T14" style:family="text">
      <style:text-properties fo:font-size="14pt" style:font-size-asian="14pt"/>
    </style:style>
    <style:style style:name="T15" style:family="text">
      <style:text-properties style:font-name-complex="Cambria1"/>
    </style:style>
    <style:style style:name="T16" style:family="text">
      <style:text-properties style:text-underline-style="none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color="#000000" loext:opacity="100%"/>
    </style:style>
    <style:style style:name="T19" style:family="text">
      <style:text-properties fo:color="#000000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5">Parrocchia San Giuseppe a via Nomentana</text:p>
      <text:p text:style-name="P2">Via Francesco Redi 1 00161 Roma </text:p>
      <text:p text:style-name="P2">06 4402356</text:p>
      <text:p text:style-name="P2"><text:a xlink:type="simple" xlink:href="mailto:sangiuseppe-crl@libero.it" text:style-name="Internet_20_link" text:visited-style-name="Visited_20_Internet_20_Link"><text:span text:style-name="Internet_20_link"><text:span text:style-name="T19">sangiuseppe-crl@libero.it</text:span></text:span></text:a></text:p>
      <text:p text:style-name="P2">parrocchiasangiuseppenomentana.wordpress.com</text:p>
      <text:p text:style-name="P16"/>
      <text:p text:style-name="P4"/>
      <text:p text:style-name="P2"><text:span text:style-name="T6">Percorso in preparazione </text:span></text:p>
      <text:p text:style-name="P3"><text:span text:style-name="T6">al Matrimonio</text:span></text:p>
      <text:p text:style-name="P3"><text:span text:style-name="T7"><text:s/>– 202</text:span><text:span text:style-name="T8">2</text:span><text:span text:style-name="T7"> –</text:span></text:p>
      <text:p text:style-name="P5"><text:bookmark text:name="_GoBack"/></text:p>
      <text:p text:style-name="P7">Lei</text:p>
      <text:p text:style-name="P8"/>
      <text:p text:style-name="P10">Cognome e Nome <text:s text:c="6"/>____________________________________________________________________________________________</text:p>
      <text:p text:style-name="P10">Luogo e data di nascita <text:s text:c="4"/>_______________________________________________________________________________________</text:p>
      <text:p text:style-name="P10">Indirizzo _________________________________________________________________________________________________________</text:p>
      <text:p text:style-name="P10">Parrocchia ___________________________________________ <text:s/>professione _____________________________________________</text:p>
      <text:p text:style-name="P10">Cellulare ________________________________ <text:s text:c="3"/>e-mail _______________________________________________________________</text:p>
      <text:p text:style-name="P13"/>
      <text:p text:style-name="P13"/>
      <text:p text:style-name="P6">L<text:span text:style-name="T12">ui</text:span></text:p>
      <text:p text:style-name="P9"/>
      <text:p text:style-name="P11">Cognome e Nome <text:s text:c="6"/>____________________________________________________________________________________________</text:p>
      <text:p text:style-name="P11">Luogo e data di nascita <text:s text:c="4"/>_______________________________________________________________________________________</text:p>
      <text:p text:style-name="P11">Indirizzo _________________________________________________________________________________________________________</text:p>
      <text:p text:style-name="P11">Parrocchia ___________________________________________ <text:s/>professione _____________________________________________</text:p>
      <text:p text:style-name="P11">Cellulare ________________________________ <text:s text:c="3"/>e-mail _______________________________________________________________</text:p>
      <text:p text:style-name="P13"/>
      <text:p text:style-name="P12">Data del Matrimonio <text:s/>____________________________________________________________________________________________</text:p>
      <text:p text:style-name="P12">Luogo della Celebrazione _______________________________________________________________________________________</text:p>
      <text:p text:style-name="P14"/>
      <text:p text:style-name="P13"><text:span text:style-name="T15">Acconsentiamo al trattamento dei dati personali in conformità al REG <text:s/>679\2016\UE <text:s/>per le finalità del corso a cui partecipiamo</text:span></text:p>
      <text:p text:style-name="P13"><text:span text:style-name="T15"/></text:p>
      <text:p text:style-name="P14"/>
      <text:p text:style-name="P13"><text:span text:style-name="T15">Data ____________________ <text:s text:c="75"/>Firma <text:s text:c="2"/>___________________________________</text:span></text:p>
      <text:p text:style-name="P13"><text:span text:style-name="T15"><text:s text:c="6"/></text:span></text:p>
      <text:p text:style-name="P13"><text:span text:style-name="T15"><text:s text:c="136"/>__________________________________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mazone BT" svg:font-family="'Amazone BT'" style:font-family-generic="roman" style:font-pitch="variable"/>
    <style:font-face style:name="Ambrosia" svg:font-family="Ambrosia" style:font-family-generic="roman" style:font-pitch="variable"/>
    <style:font-face style:name="Arial" svg:font-family="Arial" style:font-family-generic="system" style:font-pitch="variable"/>
    <style:font-face style:name="Arial1" svg:font-family="Arial" style:font-family-generic="swiss"/>
    <style:font-face style:name="BibleScrT" svg:font-family="BibleScrT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F" svg:font-family="" style:font-family-generic="system" style:font-pitch="variable"/>
    <style:font-face style:name="Footlight MT Light" svg:font-family="'Footlight MT Light'" style:font-family-generic="roman" style:font-pitch="variable"/>
    <style:font-face style:name="Gloucester MT Extra Condensed" svg:font-family="'Gloucester MT Extra Condensed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c</meta:initial-creator>
    <meta:editing-cycles>6</meta:editing-cycles>
    <meta:print-date>2021-01-11T15:29:00</meta:print-date>
    <meta:creation-date>2020-10-07T09:36:00</meta:creation-date>
    <dc:date>2021-12-31T10:44:46.596000000</dc:date>
    <meta:editing-duration>PT20M56S</meta:editing-duration>
    <meta:generator>LibreOffice/7.2.2.2$Windows_X86_64 LibreOffice_project/02b2acce88a210515b4a5bb2e46cbfb63fe97d56</meta:generator>
    <meta:document-statistic meta:table-count="0" meta:image-count="0" meta:object-count="0" meta:page-count="1" meta:paragraph-count="26" meta:word-count="96" meta:character-count="2019" meta:non-whitespace-character-count="1693"/>
    <meta:user-defined meta:name="AppVersion">14.0000</meta:user-defined>
    <meta:template xlink:type="simple" xlink:actuate="onRequest" xlink:title="Normal" xlink:href=""/>
  </office:meta>
</office:document-meta>
</file>